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143cm"/>
    </style:style>
    <style:style style:name="Tabla1.B" style:family="table-column">
      <style:table-column-properties style:column-width="5.923cm"/>
    </style:style>
    <style:style style:name="Tabla1.C" style:family="table-column">
      <style:table-column-properties style:column-width="1.48cm"/>
    </style:style>
    <style:style style:name="Tabla1.D" style:family="table-column">
      <style:table-column-properties style:column-width="7.45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35cm"/>
    </style:style>
    <style:style style:name="Tabla2.B" style:family="table-column">
      <style:table-column-properties style:column-width="12.651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🔸 ¿Qué son "comandos críticos"?</text:h>
      <text:p text:style-name="Text_20_body">Son <text:span text:style-name="Strong_20_Emphasis">mensajes clave</text:span> que los protocolos como <text:span text:style-name="Strong_20_Emphasis">SS7</text:span> y <text:span text:style-name="Strong_20_Emphasis">Diameter</text:span> usan para <text:span text:style-name="Strong_20_Emphasis">gestionar la conexión, localización y autenticación de los usuarios en la red móvil</text:span>.<text:line-break/>Estos comandos son <text:span text:style-name="Strong_20_Emphasis">vulnerables a ataques</text:span>, por eso es tan importante capturarlos, analizarlos y protegerlos.</text:p>
      <text:p text:style-name="Horizontal_20_Line"/>
      <text:h text:style-name="Heading_20_2" text:outline-level="2">🔹 En <text:span text:style-name="Strong_20_Emphasis">Diameter</text:span> (utilizado en redes LTE/IMS/5G)</text:h>
      <text:p text:style-name="Text_20_body">Diameter es un protocolo moderno que reemplazó a RADIUS y se usa mucho en redes 4G y 5G. Cada mensaje tiene un <text:span text:style-name="Strong_20_Emphasis">código de comando</text:span>.</text:p>
      <text:h text:style-name="Heading_20_3" text:outline-level="3">Ejemplos de comandos críticos en Diameter: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Comando</text:p>
            </table:table-cell>
            <table:table-cell table:style-name="Tabla1.A1" office:value-type="string">
              <text:p text:style-name="Table_20_Heading">Nombre completo</text:p>
            </table:table-cell>
            <table:table-cell table:style-name="Tabla1.A1" office:value-type="string">
              <text:p text:style-name="Table_20_Heading">Código</text:p>
            </table:table-cell>
            <table:table-cell table:style-name="Tabla1.A1" office:value-type="string">
              <text:p text:style-name="Table_20_Heading">¿Para qué sirve?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CER</text:span> / <text:span text:style-name="Strong_20_Emphasis">CEA</text:span></text:p>
          </table:table-cell>
          <table:table-cell table:style-name="Tabla1.A1" office:value-type="string">
            <text:p text:style-name="Table_20_Contents">Capabilities-Exchange Request / Answer</text:p>
          </table:table-cell>
          <table:table-cell table:style-name="Tabla1.A1" office:value-type="string">
            <text:p text:style-name="Table_20_Contents">257</text:p>
          </table:table-cell>
          <table:table-cell table:style-name="Tabla1.A1" office:value-type="string">
            <text:p text:style-name="Table_20_Contents">Se usa cuando un nodo se conecta a otro; negocian capacidad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LR</text:span> / <text:span text:style-name="Strong_20_Emphasis">ULA</text:span></text:p>
          </table:table-cell>
          <table:table-cell table:style-name="Tabla1.A1" office:value-type="string">
            <text:p text:style-name="Table_20_Contents">Update-Location Request / Answer</text:p>
          </table:table-cell>
          <table:table-cell table:style-name="Tabla1.A1" office:value-type="string">
            <text:p text:style-name="Table_20_Contents"><text:span text:style-name="Strong_20_Emphasis">316</text:span></text:p>
          </table:table-cell>
          <table:table-cell table:style-name="Tabla1.A1" office:value-type="string">
            <text:p text:style-name="Table_20_Contents">Actualiza la localización del usuario en la red. Vulnerable a rastre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IR</text:span> / <text:span text:style-name="Strong_20_Emphasis">AIA</text:span></text:p>
          </table:table-cell>
          <table:table-cell table:style-name="Tabla1.A1" office:value-type="string">
            <text:p text:style-name="Table_20_Contents">Authentication-Information Request</text:p>
          </table:table-cell>
          <table:table-cell table:style-name="Tabla1.A1" office:value-type="string">
            <text:p text:style-name="Table_20_Contents"><text:span text:style-name="Strong_20_Emphasis">318</text:span></text:p>
          </table:table-cell>
          <table:table-cell table:style-name="Tabla1.A1" office:value-type="string">
            <text:p text:style-name="Table_20_Contents">Verifica la identidad del usuario (IMSI + clave). Vulnerable a suplantación.</text:p>
          </table:table-cell>
        </table:table-row>
      </table:table>
      <text:p text:style-name="Horizontal_20_Line"/>
      <text:h text:style-name="Heading_20_2" text:outline-level="2">🔹 En <text:span text:style-name="Strong_20_Emphasis">SS7</text:span> (utilizado en redes 2G/3G)</text:h>
      <text:p text:style-name="Text_20_body">SS7 es más antiguo. Usa una pila de protocolos como:</text:p>
      <text:list text:style-name="L1">
        <text:list-item>
          <text:p text:style-name="P2"><text:span text:style-name="Strong_20_Emphasis">MTP3</text:span> (nivel de red)</text:p>
        </text:list-item>
        <text:list-item>
          <text:p text:style-name="P2"><text:span text:style-name="Strong_20_Emphasis">SCCP</text:span> (ruteo)</text:p>
        </text:list-item>
        <text:list-item>
          <text:p text:style-name="P2"><text:span text:style-name="Strong_20_Emphasis">TCAP</text:span> (transacciones)</text:p>
        </text:list-item>
        <text:list-item>
          <text:p text:style-name="P2"><text:span text:style-name="Strong_20_Emphasis">MAP</text:span> (servicios móviles)</text:p>
        </text:list-item>
      </text:list>
      <text:h text:style-name="Heading_20_3" text:outline-level="3">Comandos críticos en MAP (Mobile Application Part):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Nombre MAP</text:p>
            </table:table-cell>
            <table:table-cell table:style-name="Tabla2.A1" office:value-type="string">
              <text:p text:style-name="Table_20_Heading">¿Para qué sirve?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SendRoutingInfo (SRI)</text:span></text:p>
          </table:table-cell>
          <table:table-cell table:style-name="Tabla2.A1" office:value-type="string">
            <text:p text:style-name="Table_20_Contents">Localiza al abonado para entregar una llamada. Usado en espionaje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pdateLocation</text:span></text:p>
          </table:table-cell>
          <table:table-cell table:style-name="Tabla2.A1" office:value-type="string">
            <text:p text:style-name="Table_20_Contents">Informa a la red que un usuario cambió de celda (movimiento). Se puede usar para rastre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sertSubscriberData</text:span></text:p>
          </table:table-cell>
          <table:table-cell table:style-name="Tabla2.A1" office:value-type="string">
            <text:p text:style-name="Table_20_Contents">Actualiza datos del abonado (peligroso si se manipula).</text:p>
          </table:table-cell>
        </table:table-row>
      </table:table>
      <text:p text:style-name="Horizontal_20_Line"/>
      <text:h text:style-name="Heading_20_2" text:outline-level="2">🔸 ¿Por qué son "críticos"?</text:h>
      <text:p text:style-name="Text_20_body">Porque con ellos un atacante puede:</text:p>
      <text:p text:style-name="Text_20_body"><text:soft-page-break/>✅ <text:span text:style-name="Strong_20_Emphasis">Rastrear tu ubicación (con UpdateLocation, SRI)</text:span><text:line-break/>✅ <text:span text:style-name="Strong_20_Emphasis">Obtener tu identidad (IMSI con Authentication-Information)</text:span><text:line-break/>✅ <text:span text:style-name="Strong_20_Emphasis">Interceptar llamadas y SMS</text:span><text:line-break/>✅ <text:span text:style-name="Strong_20_Emphasis">Saturar la red (DoS usando comandos repetidos)</text:span></text:p>
      <text:p text:style-name="Horizontal_20_Line"/>
      <text:h text:style-name="Heading_20_2" text:outline-level="2">🔹 En tu proyecto (captura):</text:h>
      <text:p text:style-name="Text_20_body">Cuando haces esto:</text:p>
      <text:p text:style-name="P1"><text:span text:style-name="Source_20_Text">tshark -Y "diameter.cmd.code==316 || ss7.mtp3.opcode==UpdateLocation"</text:span></text:p>
      <text:p text:style-name="Text_20_body">Estás <text:span text:style-name="Strong_20_Emphasis">filtrando solo los mensajes "críticos"</text:span> que debes analizar para identificar anomalías, posibles ataques o patrones maliciosos.</text:p>
      <text:p text:style-name="Horizontal_20_Line"/>
      <text:p text:style-name="Text_20_body">¿Quieres que te prepare una lista de filtros TShark listos para capturar más comandos críticos como CER, AIR o SRI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5:53:16.274105825</meta:creation-date>
    <dc:date>2025-04-10T15:54:31.041009679</dc:date>
    <meta:editing-duration>PT1M15S</meta:editing-duration>
    <meta:editing-cycles>3</meta:editing-cycles>
    <meta:document-statistic meta:table-count="2" meta:image-count="0" meta:object-count="0" meta:page-count="2" meta:paragraph-count="44" meta:word-count="315" meta:character-count="2015" meta:non-whitespace-character-count="1748"/>
    <meta:generator>LibreOffice/24.2.7.2$Linux_X86_64 LibreOffice_project/420$Build-2</meta:generator>
  </office:meta>
</office:document-meta>
</file>